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H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Calvary Temple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Adam Danko</text:p>
          </table:table-cell>
          <table:covered-table-cell table:style-name="ce19" table:content-validation-name="val2"/>
          <table:table-cell table:number-columns-repeated="14" table:style-name="ce26"/>
          <table:table-cell table:style-name="ce26" office:value-type="string">
            <text:p>mb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Carson Wiebe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Kacia Beaulieu</text:p>
          </table:table-cell>
          <table:covered-table-cell table:style-name="ce19" table:content-validation-name="val2"/>
          <table:table-cell table:number-columns-repeated="2" table:style-name="ce26" office:value-type="string">
            <text:p>c</text:p>
          </table:table-cell>
          <table:table-cell table:number-columns-repeated="10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 office:value-type="float" office:value="60">
            <text:p>6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90">
            <text:p>9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Bethany McGregor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Jenna Wastete</text:p>
          </table:table-cell>
          <table:covered-table-cell table:style-name="ce21" table:content-validation-name="val3"/>
          <table:table-cell table:number-columns-repeated="6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number-columns-repeated="2" table:style-name="ce27" office:value-type="string">
            <text:p>c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Sadie Rumancik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Amanda Waldherr</text:p>
          </table:table-cell>
          <table:covered-table-cell table:style-name="ce21" table:content-validation-name="val3"/>
          <table:table-cell table:number-columns-repeated="5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40"/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40">
            <text:p>40</text:p>
          </table:table-cell>
          <table:table-cell table:style-name="ce20" table:formula="of:=[Calculations.K58]" office:value-type="float" office:value="60">
            <text:p>60</text:p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80">
            <text:p>80</text:p>
          </table:table-cell>
          <table:table-cell table:style-name="ce20" table:formula="of:=[Calculations.N58]" office:value-type="float" office:value="100">
            <text:p>100</text:p>
          </table:table-cell>
          <table:table-cell table:style-name="ce20" table:formula="of:=[Calculations.O58]" office:value-type="float" office:value="130">
            <text:p>130</text:p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120">
            <text:p>12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Philadelphia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Zoe Mau #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9" table:style-name="ce28"/>
          <table:table-cell table:style-name="ce41"/>
          <table:table-cell table:number-columns-repeated="2" table:style-name="ce28"/>
          <table:table-cell table:style-name="ce44"/>
          <table:table-cell table:style-name="ce47" office:value-type="string">
            <text:p>c</text:p>
          </table:table-cell>
          <table:table-cell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Teresa Fries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/>
          <table:table-cell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ymric Abrahamso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Heidi Mau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style-name="ce41"/>
          <table:table-cell table:style-name="ce28" office:value-type="string">
            <text:p>c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40">
            <text:p>40</text:p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60">
            <text:p>60</text:p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80">
            <text:p>80</text:p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00">
            <text:p>100</text:p>
          </table:table-cell>
          <table:table-cell table:style-name="ce20" table:formula="of:=[Calculations.S109]" office:value-type="float" office:value="90">
            <text:p>90</text:p>
          </table:table-cell>
          <table:table-cell table:style-name="ce20" table:formula="of:=[Calculations.T109]">
            <text:p/>
          </table:table-cell>
          <table:table-cell table:style-name="ce20" table:formula="of:=[Calculations.U109]" office:value-type="float" office:value="110">
            <text:p>110</text:p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7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3" table:style-name="ce29"/>
          <table:table-cell table:style-name="ce29" office:value-type="string">
            <text:p>x</text:p>
          </table:table-cell>
          <table:table-cell table:number-columns-repeated="11" table:style-name="ce29"/>
          <table:table-cell table:style-name="ce45" office:value-type="string">
            <text:p>x</text:p>
          </table:table-cell>
          <table:table-cell table:style-name="ce45"/>
          <table:table-cell table:style-name="ce45" office:value-type="string">
            <text:p>x</text:p>
          </table:table-cell>
          <table:table-cell table:number-columns-repeated="3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text:p>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KH">
            <text:p>Quiz KH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Calvary Temple 1">
            <text:p>Calvary Temple 1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90">
            <text:p>90</text:p>
          </table:table-cell>
          <table:table-cell table:style-name="ce58" table:formula="of:=[Calculations.AE16]" office:value-type="float" office:value="8">
            <text:p>8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Langenburg 4">
            <text:p>Langenburg 4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20">
            <text:p>120</text:p>
          </table:table-cell>
          <table:table-cell table:style-name="ce58" table:formula="of:=[Calculations.AE17]" office:value-type="float" office:value="14">
            <text:p>14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Philadelphia 1">
            <text:p>Philadelphia 1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90">
            <text:p>90</text:p>
          </table:table-cell>
          <table:table-cell table:style-name="ce58" table:formula="of:=[Calculations.AE18]" office:value-type="float" office:value="9">
            <text:p>9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Calvary Temple 1">
            <text:p>Calvary Templ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Adam Danko">
            <text:p>Adam Danko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 office:value-type="string" office:string-value="mb">
            <text:p>mb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Carson Wiebe #">
            <text:p>Carson Wiebe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Kacia Beaulieu">
            <text:p>Kacia Beaulieu</text:p>
          </table:table-cell>
          <table:table-cell table:formula="of:=[Calculations.B5]" office:value-type="float" office:value="70">
            <text:p>7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 office:value-type="string" office:string-value="c">
            <text:p>c</text:p>
          </table:table-cell>
          <table:table-cell table:style-name="ce66" table:formula="of:=[Calculations.F5]" office:value-type="string" office:string-value="c">
            <text:p>c</text:p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 office:value-type="string" office:string-value="c">
            <text:p>c</text:p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 office:value-type="float" office:value="60">
            <text:p>6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90">
            <text:p>90</text:p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Langenburg 4">
            <text:p>Langenburg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Bethany McGregor">
            <text:p>Bethany McGregor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Jenna Wastete">
            <text:p>Jenna Wastete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 office:value-type="string" office:string-value="c">
            <text:p>c</text:p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 office:value-type="string" office:string-value="c">
            <text:p>c</text:p>
          </table:table-cell>
          <table:table-cell table:style-name="ce66" table:formula="of:=[Calculations.O54]" office:value-type="string" office:string-value="c">
            <text:p>c</text:p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Sadie Rumancik">
            <text:p>Sadie Rumancik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Amanda Waldherr">
            <text:p>Amanda Waldherr</text:p>
          </table:table-cell>
          <table:table-cell table:formula="of:=[Calculations.B56]" office:value-type="float" office:value="40">
            <text:p>4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 office:value-type="string" office:string-value="c">
            <text:p>c</text:p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 office:value-type="string" office:string-value="c">
            <text:p>c</text:p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 office:value-type="string" office:string-value="e">
            <text:p>e</text:p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40">
            <text:p>40</text:p>
          </table:table-cell>
          <table:table-cell table:style-name="ce65" table:formula="of:=[Calculations.K58]" office:value-type="float" office:value="60">
            <text:p>60</text:p>
          </table:table-cell>
          <table:table-cell table:style-name="ce65" table:formula="of:=[Calculations.L58]">
            <text:p/>
          </table:table-cell>
          <table:table-cell table:style-name="ce65" table:formula="of:=[Calculations.M58]" office:value-type="float" office:value="80">
            <text:p>80</text:p>
          </table:table-cell>
          <table:table-cell table:style-name="ce65" table:formula="of:=[Calculations.N58]" office:value-type="float" office:value="100">
            <text:p>100</text:p>
          </table:table-cell>
          <table:table-cell table:style-name="ce65" table:formula="of:=[Calculations.O58]" office:value-type="float" office:value="130">
            <text:p>130</text:p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120">
            <text:p>12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Philadelphia 1">
            <text:p>Philadelphia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Zoe Mau #">
            <text:p>Zoe Mau #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 office:value-type="string" office:string-value="c">
            <text:p>c</text:p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 office:value-type="string" office:string-value="c">
            <text:p>c</text:p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Teresa Friesen">
            <text:p>Teresa Friesen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e">
            <text:p>e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ymric Abrahamson">
            <text:p>Cymric Abrahamso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Heidi Mau">
            <text:p>Heidi Mau</text:p>
          </table:table-cell>
          <table:table-cell table:formula="of:=[Calculations.B107]" office:value-type="float" office:value="60">
            <text:p>6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 office:value-type="string" office:string-value="e">
            <text:p>e</text:p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 office:value-type="string" office:string-value="c">
            <text:p>c</text:p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 office:value-type="string" office:string-value="c">
            <text:p>c</text:p>
          </table:table-cell>
          <table:table-cell table:style-name="ce67" table:formula="of:=[Calculations.Q107]">
            <text:p/>
          </table:table-cell>
          <table:table-cell table:style-name="ce67" table:formula="of:=[Calculations.R107]" office:value-type="string" office:string-value="c">
            <text:p>c</text:p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 office:value-type="float" office:value="40">
            <text:p>40</text:p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60">
            <text:p>60</text:p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 office:value-type="float" office:value="80">
            <text:p>80</text:p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100">
            <text:p>100</text:p>
          </table:table-cell>
          <table:table-cell table:style-name="ce65" table:formula="of:=[Calculations.S109]" office:value-type="float" office:value="90">
            <text:p>90</text:p>
          </table:table-cell>
          <table:table-cell table:style-name="ce65" table:formula="of:=[Calculations.T109]">
            <text:p/>
          </table:table-cell>
          <table:table-cell table:style-name="ce65" table:formula="of:=[Calculations.U109]" office:value-type="float" office:value="110">
            <text:p>110</text:p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Calvary Temple 1">
            <text:p>Calvary Temple 1</text:p>
          </table:table-cell>
          <table:table-cell table:style-name="ce9" table:formula="of:=CONCATENATE([$Quiz.$C$3];[$Quiz.$D$3])" office:value-type="string" office:string-value="KH">
            <text:p>KH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90">
            <text:p>90</text:p>
          </table:table-cell>
          <table:table-cell table:style-name="ce24" table:formula="of:=[Calculations.AE16]" office:value-type="float" office:value="8">
            <text:p>8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Langenburg 4">
            <text:p>Langenburg 4</text:p>
          </table:table-cell>
          <table:table-cell table:style-name="ce9" table:formula="of:=CONCATENATE([$Quiz.$C$3];[$Quiz.$D$3])" office:value-type="string" office:string-value="KH">
            <text:p>KH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20">
            <text:p>120</text:p>
          </table:table-cell>
          <table:table-cell table:style-name="ce24" table:formula="of:=[Calculations.AE17]" office:value-type="float" office:value="14">
            <text:p>14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Philadelphia 1">
            <text:p>Philadelphia 1</text:p>
          </table:table-cell>
          <table:table-cell table:style-name="ce9" table:formula="of:=CONCATENATE([$Quiz.$C$3];[$Quiz.$D$3])" office:value-type="string" office:string-value="KH">
            <text:p>KH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90">
            <text:p>90</text:p>
          </table:table-cell>
          <table:table-cell table:style-name="ce24" table:formula="of:=[Calculations.AE18]" office:value-type="float" office:value="9">
            <text:p>9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Adam Danko">
            <text:p>Adam Danko</text:p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Carson Wiebe #">
            <text:p>Carson Wiebe #</text:p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Kacia Beaulieu">
            <text:p>Kacia Beaulieu</text:p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5]" office:value-type="float" office:value="70">
            <text:p>7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Bethany McGregor">
            <text:p>Bethany McGregor</text:p>
          </table:table-cell>
          <table:table-cell table:style-name="ce24" table:formula="of:=Team2" office:value-type="string" office:string-value="Langenburg 4">
            <text:p>Langenburg 4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Jenna Wastete">
            <text:p>Jenna Wastete</text:p>
          </table:table-cell>
          <table:table-cell table:style-name="ce24" table:formula="of:=Team2" office:value-type="string" office:string-value="Langenburg 4">
            <text:p>Langenburg 4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Sadie Rumancik">
            <text:p>Sadie Rumancik</text:p>
          </table:table-cell>
          <table:table-cell table:style-name="ce24" table:formula="of:=Team2" office:value-type="string" office:string-value="Langenburg 4">
            <text:p>Langenburg 4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Amanda Waldherr">
            <text:p>Amanda Waldherr</text:p>
          </table:table-cell>
          <table:table-cell table:style-name="ce24" table:formula="of:=Team2" office:value-type="string" office:string-value="Langenburg 4">
            <text:p>Langenburg 4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56]" office:value-type="float" office:value="40">
            <text:p>4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Langenburg 4">
            <text:p>Langenburg 4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Zoe Mau #">
            <text:p>Zoe Mau #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Teresa Friesen">
            <text:p>Teresa Friesen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ymric Abrahamson">
            <text:p>Cymric Abrahamson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Heidi Mau">
            <text:p>Heidi Mau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107]" office:value-type="float" office:value="60">
            <text:p>6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KH">
            <text:p>KH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Calvary Temple 1">
            <text:p>Calvary Templ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Adam Danko">
            <text:p>Adam Danko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 office:value-type="string" office:string-value="mb">
            <text:p>mb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Carson Wiebe #">
            <text:p>Carson Wiebe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Calvary Temple 1">
            <text:p>Calvary Temple 1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RANK([.AC4];[.$AC$4:.$AC$6];0)+IF(COUNTIF([.$AC$4:.$AC$6];[.AC4])&gt;1;COUNTIF([.$AC$4:.$AC$6];[.AC4])/10;0)" office:value-type="float" office:value="2.2">
            <text:p>2.2</text:p>
          </table:table-cell>
          <table:table-cell table:style-name="ce77" table:formula="of:=IF(OR([.AC4]=[.AC5];[.AC4]=[.AC6]);&quot;y&quot;;&quot;n&quot;)" office:value-type="string" office:string-value="y">
            <text:p>y</text:p>
          </table:table-cell>
          <table:table-cell table:style-name="ce78" table:formula="of:=VLOOKUP([.AF$3];TeamPoints;2)+MAX(([.$AC4]-VLOOKUP([.AF$3];TeamPoints;3))/10;0)" office:value-type="float" office:value="11">
            <text:p>11</text:p>
          </table:table-cell>
          <table:table-cell table:style-name="ce78" table:formula="of:=VLOOKUP([.AG$3];TeamPoints;2)+MAX(([.$AC4]-VLOOKUP([.AG$3];TeamPoints;3))/10;0)" office:value-type="float" office:value="10">
            <text:p>10</text:p>
          </table:table-cell>
          <table:table-cell table:style-name="ce78" table:formula="of:=VLOOKUP([.AH$3];TeamPoints;2)+MAX(([.$AC4]-VLOOKUP([.AH$3];TeamPoints;3))/10;0)" office:value-type="float" office:value="9">
            <text:p>9</text:p>
          </table:table-cell>
          <table:table-cell table:style-name="ce78" table:formula="of:=VLOOKUP([.AI$3];TeamPoints;2)+MAX(([.$AC4]-VLOOKUP([.AI$3];TeamPoints;3))/10;0)" office:value-type="float" office:value="9">
            <text:p>9</text:p>
          </table:table-cell>
          <table:table-cell table:style-name="ce78" table:formula="of:=VLOOKUP([.AJ$3];TeamPoints;2)+MAX(([.$AC4]-VLOOKUP([.AJ$3];TeamPoints;3))/10;0)" office:value-type="float" office:value="9">
            <text:p>9</text:p>
          </table:table-cell>
          <table:table-cell table:style-name="ce78" table:formula="of:=VLOOKUP([.AK$3];TeamPoints;2)+MAX(([.$AC4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Kacia Beaulieu">
            <text:p>Kacia Beaulieu</text:p>
          </table:table-cell>
          <table:table-cell table:style-name="ce77" table:formula="of:=[.S13]*20+[.Z13]+[.Z25]+[.Z35]" office:value-type="float" office:value="70">
            <text:p>7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3">
            <text:p>3</text:p>
          </table:table-cell>
          <table:table-cell table:style-name="ce78" table:formula="of:=IF([Quiz.D9]=0;&quot;&quot;;[Quiz.D9])" office:value-type="string" office:string-value="c">
            <text:p>c</text:p>
          </table:table-cell>
          <table:table-cell table:style-name="ce78" table:formula="of:=IF([Quiz.E9]=0;&quot;&quot;;[Quiz.E9])" office:value-type="string" office:string-value="c">
            <text:p>c</text:p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 office:value-type="string" office:string-value="c">
            <text:p>c</text:p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4">
            <text:p>Langenburg 4</text:p>
          </table:table-cell>
          <table:table-cell table:style-name="ce77" table:formula="of:=[.$S$93]" office:value-type="float" office:value="120">
            <text:p>12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4">
            <text:p>14</text:p>
          </table:table-cell>
          <table:table-cell table:style-name="ce78" table:formula="of:=VLOOKUP([.AG$3];TeamPoints;2)+MAX(([.$AC5]-VLOOKUP([.AG$3];TeamPoints;3))/10;0)" office:value-type="float" office:value="13">
            <text:p>13</text:p>
          </table:table-cell>
          <table:table-cell table:style-name="ce78" table:formula="of:=VLOOKUP([.AH$3];TeamPoints;2)+MAX(([.$AC5]-VLOOKUP([.AH$3];TeamPoints;3))/10;0)" office:value-type="float" office:value="12">
            <text:p>12</text:p>
          </table:table-cell>
          <table:table-cell table:style-name="ce78" table:formula="of:=VLOOKUP([.AI$3];TeamPoints;2)+MAX(([.$AC5]-VLOOKUP([.AI$3];TeamPoints;3))/10;0)" office:value-type="float" office:value="12">
            <text:p>12</text:p>
          </table:table-cell>
          <table:table-cell table:style-name="ce78" table:formula="of:=VLOOKUP([.AJ$3];TeamPoints;2)+MAX(([.$AC5]-VLOOKUP([.AJ$3];TeamPoints;3))/10;0)" office:value-type="float" office:value="12">
            <text:p>12</text:p>
          </table:table-cell>
          <table:table-cell table:style-name="ce78" table:formula="of:=VLOOKUP([.AK$3];TeamPoints;2)+MAX(([.$AC5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Philadelphia 1">
            <text:p>Philadelphia 1</text:p>
          </table:table-cell>
          <table:table-cell table:style-name="ce77" table:formula="of:=[.$S$144]" office:value-type="float" office:value="90">
            <text:p>90</text:p>
          </table:table-cell>
          <table:table-cell table:style-name="ce82" table:formula="of:=RANK([.AC6];[.$AC$4:.$AC$6];0)+IF(COUNTIF([.$AC$4:.$AC$6];[.AC6])&gt;1;COUNTIF([.$AC$4:.$AC$6];[.AC6])/10;0)" office:value-type="float" office:value="2.2">
            <text:p>2.2</text:p>
          </table:table-cell>
          <table:table-cell table:style-name="ce82" table:formula="of:=IF(OR([.AC6]=[.AC4];[.AC6]=[.AC5]);&quot;y&quot;;&quot;n&quot;)" office:value-type="string" office:string-value="y">
            <text:p>y</text:p>
          </table:table-cell>
          <table:table-cell table:style-name="ce78" table:formula="of:=VLOOKUP([.AF$3];TeamPoints;2)+MAX(([.$AC6]-VLOOKUP([.AF$3];TeamPoints;3))/10;0)" office:value-type="float" office:value="11">
            <text:p>11</text:p>
          </table:table-cell>
          <table:table-cell table:style-name="ce78" table:formula="of:=VLOOKUP([.AG$3];TeamPoints;2)+MAX(([.$AC6]-VLOOKUP([.AG$3];TeamPoints;3))/10;0)" office:value-type="float" office:value="10">
            <text:p>10</text:p>
          </table:table-cell>
          <table:table-cell table:style-name="ce78" table:formula="of:=VLOOKUP([.AH$3];TeamPoints;2)+MAX(([.$AC6]-VLOOKUP([.AH$3];TeamPoints;3))/10;0)" office:value-type="float" office:value="9">
            <text:p>9</text:p>
          </table:table-cell>
          <table:table-cell table:style-name="ce78" table:formula="of:=VLOOKUP([.AI$3];TeamPoints;2)+MAX(([.$AC6]-VLOOKUP([.AI$3];TeamPoints;3))/10;0)" office:value-type="float" office:value="9">
            <text:p>9</text:p>
          </table:table-cell>
          <table:table-cell table:style-name="ce78" table:formula="of:=VLOOKUP([.AJ$3];TeamPoints;2)+MAX(([.$AC6]-VLOOKUP([.AJ$3];TeamPoints;3))/10;0)" office:value-type="float" office:value="9">
            <text:p>9</text:p>
          </table:table-cell>
          <table:table-cell table:style-name="ce78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 office:value-type="float" office:value="60">
            <text:p>6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90">
            <text:p>9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Calvary Temple 1">
            <text:p>Calvary Temple 1</text:p>
          </table:table-cell>
          <table:table-cell table:style-name="ce77" table:formula="of:=IF(COUNTIF([.$AD$4:.$AD$6];[.AD4])&gt;1;[.Y42];0)" office:value-type="float" office:value="90">
            <text:p>9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 office:value-type="float" office:value="3">
            <text:p>3</text:p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Langenburg 4">
            <text:p>Langenburg 4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1">
            <text:p>1</text:p>
          </table:table-cell>
          <table:table-cell table:formula="of:=IF(LOWER([.F5])=&quot;c&quot;;[.E13]+1;[.E13])" office:value-type="float" office:value="2">
            <text:p>2</text:p>
          </table:table-cell>
          <table:table-cell table:formula="of:=IF(LOWER([.G5])=&quot;c&quot;;[.F13]+1;[.F13])" office:value-type="float" office:value="2">
            <text:p>2</text:p>
          </table:table-cell>
          <table:table-cell table:formula="of:=IF(LOWER([.H5])=&quot;c&quot;;[.G13]+1;[.G13])" office:value-type="float" office:value="2">
            <text:p>2</text:p>
          </table:table-cell>
          <table:table-cell table:formula="of:=IF(LOWER([.I5])=&quot;c&quot;;[.H13]+1;[.H13])" office:value-type="float" office:value="2">
            <text:p>2</text:p>
          </table:table-cell>
          <table:table-cell table:formula="of:=IF(LOWER([.J5])=&quot;c&quot;;[.I13]+1;[.I13])" office:value-type="float" office:value="2">
            <text:p>2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2">
            <text:p>2</text:p>
          </table:table-cell>
          <table:table-cell table:formula="of:=IF(LOWER([.N5])=&quot;c&quot;;[.M13]+1;[.M13])" office:value-type="float" office:value="2">
            <text:p>2</text:p>
          </table:table-cell>
          <table:table-cell table:formula="of:=IF(LOWER([.O5])=&quot;c&quot;;[.N13]+1;[.N13])" office:value-type="float" office:value="2">
            <text:p>2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10">
            <text:p>10</text:p>
          </table:table-cell>
          <table:table-cell/>
          <table:table-cell table:formula="of:=[.$A$103]" office:value-type="string" office:string-value="Philadelphia 1">
            <text:p>Philadelphia 1</text:p>
          </table:table-cell>
          <table:table-cell table:style-name="ce77" table:formula="of:=IF(COUNTIF([.$AD$4:.$AD$6];[.AD6])&gt;1;[.Y144];0)" office:value-type="float" office:value="110">
            <text:p>11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Calvary Temple 1">
            <text:p>Calvary Temple 1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HLOOKUP([.AC16];TotalPoints;2)" office:value-type="float" office:value="8">
            <text:p>8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Langenburg 4">
            <text:p>Langenburg 4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20">
            <text:p>120</text:p>
          </table:table-cell>
          <table:table-cell table:style-name="ce77" table:formula="of:=HLOOKUP([.AC17];TotalPoints;3)" office:value-type="float" office:value="14">
            <text:p>14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10">
            <text:p>1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Philadelphia 1">
            <text:p>Philadelphia 1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90">
            <text:p>90</text:p>
          </table:table-cell>
          <table:table-cell table:style-name="ce77" table:formula="of:=HLOOKUP([.AC18];TotalPoints;4)" office:value-type="float" office:value="9">
            <text:p>9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3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3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90">
            <text:p>90</text:p>
          </table:table-cell>
          <table:table-cell table:formula="of:=[.Q42]+[.R41]" office:value-type="float" office:value="90">
            <text:p>90</text:p>
          </table:table-cell>
          <table:table-cell table:formula="of:=[.R42]+[.S41]" office:value-type="float" office:value="90">
            <text:p>9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90">
            <text:p>9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true">
            <text:p>TRU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1">
            <text:p>1</text:p>
          </table:table-cell>
          <table:table-cell table:style-name="ce81" table:formula="of:=IF(OR([.U$45];[.U$46];[.U$47];[.U$49];[.U$96];[.U$147];[.U$155]);1;0)" office:value-type="float" office:value="1">
            <text:p>1</text:p>
          </table:table-cell>
          <table:table-cell table:style-name="ce81" table:formula="of:=IF(OR([.V$45];[.V$46];[.V$47];[.V$49];[.V$96];[.V$147];[.V$155]);1;0)" office:value-type="float" office:value="1">
            <text:p>1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Langenburg 4">
            <text:p>Langenburg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Bethany McGregor">
            <text:p>Bethany McGregor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Jenna Wastete">
            <text:p>Jenna Wastete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 office:value-type="string" office:string-value="c">
            <text:p>c</text:p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 office:value-type="string" office:string-value="c">
            <text:p>c</text:p>
          </table:table-cell>
          <table:table-cell table:style-name="ce78" table:formula="of:=IF([Quiz.N15]=0;&quot;&quot;;[Quiz.N15])" office:value-type="string" office:string-value="c">
            <text:p>c</text:p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Sadie Rumancik">
            <text:p>Sadie Rumancik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Amanda Waldherr">
            <text:p>Amanda Waldherr</text:p>
          </table:table-cell>
          <table:table-cell table:style-name="ce77" table:formula="of:=[.S64]*20+[.Z64]+[.Z76]+[.Z86]" office:value-type="float" office:value="40">
            <text:p>4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3">
            <text:p>3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 office:value-type="string" office:string-value="c">
            <text:p>c</text:p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 office:value-type="string" office:string-value="c">
            <text:p>c</text:p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 office:value-type="string" office:string-value="e">
            <text:p>e</text:p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40">
            <text:p>40</text:p>
          </table:table-cell>
          <table:table-cell table:style-name="ce78" table:formula="of:=IF([.K92]=0;&quot;&quot;;[.K93])" office:value-type="float" office:value="60">
            <text:p>60</text:p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 office:value-type="float" office:value="80">
            <text:p>80</text:p>
          </table:table-cell>
          <table:table-cell table:style-name="ce78" table:formula="of:=IF([.N92]=0;&quot;&quot;;[.N93])" office:value-type="float" office:value="100">
            <text:p>100</text:p>
          </table:table-cell>
          <table:table-cell table:style-name="ce78" table:formula="of:=IF([.O92]=0;&quot;&quot;;[.O93])" office:value-type="float" office:value="130">
            <text:p>13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120">
            <text:p>12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2">
            <text:p>2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2">
            <text:p>2</text:p>
          </table:table-cell>
          <table:table-cell table:formula="of:=IF(LOWER([.T56])=&quot;c&quot;;[.S64]+1;[.S64])" office:value-type="float" office:value="2">
            <text:p>2</text:p>
          </table:table-cell>
          <table:table-cell table:formula="of:=IF(LOWER([.U56])=&quot;c&quot;;[.T64]+1;[.T64])" office:value-type="float" office:value="2">
            <text:p>2</text:p>
          </table:table-cell>
          <table:table-cell table:formula="of:=IF(LOWER([.V56])=&quot;c&quot;;[.U64]+1;[.U64])" office:value-type="float" office:value="2">
            <text:p>2</text:p>
          </table:table-cell>
          <table:table-cell table:formula="of:=IF(LOWER([.W56])=&quot;c&quot;;[.V64]+1;[.V64])" office:value-type="float" office:value="2">
            <text:p>2</text:p>
          </table:table-cell>
          <table:table-cell table:formula="of:=IF(LOWER([.X56])=&quot;c&quot;;[.W64]+1;[.W64])" office:value-type="float" office:value="2">
            <text:p>2</text:p>
          </table:table-cell>
          <table:table-cell table:formula="of:=IF(LOWER([.Y56])=&quot;c&quot;;[.X64]+1;[.X64])" office:value-type="float" office:value="2">
            <text:p>2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5">
            <text:p>5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10">
            <text:p>1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30">
            <text:p>3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80">
            <text:p>80</text:p>
          </table:table-cell>
          <table:table-cell table:formula="of:=[.M93]+[.N92]" office:value-type="float" office:value="100">
            <text:p>100</text:p>
          </table:table-cell>
          <table:table-cell table:formula="of:=[.N93]+[.O92]" office:value-type="float" office:value="130">
            <text:p>130</text:p>
          </table:table-cell>
          <table:table-cell table:formula="of:=[.O93]+[.P92]" office:value-type="float" office:value="130">
            <text:p>130</text:p>
          </table:table-cell>
          <table:table-cell table:formula="of:=[.P93]+[.Q92]" office:value-type="float" office:value="130">
            <text:p>130</text:p>
          </table:table-cell>
          <table:table-cell table:formula="of:=[.Q93]+[.R92]" office:value-type="float" office:value="130">
            <text:p>130</text:p>
          </table:table-cell>
          <table:table-cell table:formula="of:=[.R93]+[.S92]" office:value-type="float" office:value="120">
            <text:p>120</text:p>
          </table:table-cell>
          <table:table-cell table:formula="of:=[.S93]+[.T92]" office:value-type="float" office:value="120">
            <text:p>120</text:p>
          </table:table-cell>
          <table:table-cell table:formula="of:=[.T93]+[.U92]" office:value-type="float" office:value="120">
            <text:p>120</text:p>
          </table:table-cell>
          <table:table-cell table:formula="of:=[.U93]+[.V92]" office:value-type="float" office:value="120">
            <text:p>120</text:p>
          </table:table-cell>
          <table:table-cell table:formula="of:=[.V93]+[.W92]" office:value-type="float" office:value="120">
            <text:p>120</text:p>
          </table:table-cell>
          <table:table-cell table:formula="of:=[.W93]+[.X92]" office:value-type="float" office:value="120">
            <text:p>120</text:p>
          </table:table-cell>
          <table:table-cell table:formula="of:=[.X93]+[.Y92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1">
            <text:p>1</text:p>
          </table:table-cell>
          <table:table-cell table:style-name="ce81" table:formula="of:=IF(OR([.U$45];[.U$96];[.U$97];[.U$98];[.U$100];[.U$147];[.U$155]);1;0)" office:value-type="float" office:value="1">
            <text:p>1</text:p>
          </table:table-cell>
          <table:table-cell table:style-name="ce81" table:formula="of:=IF(OR([.V$45];[.V$96];[.V$97];[.V$98];[.V$100];[.V$147];[.V$155]);1;0)" office:value-type="float" office:value="1">
            <text:p>1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Philadelphia 1">
            <text:p>Philadelphia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Zoe Mau #">
            <text:p>Zoe Mau #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 office:value-type="string" office:string-value="c">
            <text:p>c</text:p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 office:value-type="string" office:string-value="c">
            <text:p>c</text:p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Teresa Friesen">
            <text:p>Teresa Friesen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e">
            <text:p>e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ymric Abrahamson">
            <text:p>Cymric Abrahamso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Heidi Mau">
            <text:p>Heidi Mau</text:p>
          </table:table-cell>
          <table:table-cell table:style-name="ce77" table:formula="of:=[.S115]*20+[.Z115]+[.Z127]+[.Z137]" office:value-type="float" office:value="60">
            <text:p>6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4">
            <text:p>4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 office:value-type="string" office:string-value="e">
            <text:p>e</text:p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 office:value-type="string" office:string-value="c">
            <text:p>c</text:p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 office:value-type="string" office:string-value="c">
            <text:p>c</text:p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 office:value-type="string" office:string-value="c">
            <text:p>c</text:p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 office:value-type="float" office:value="40">
            <text:p>4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60">
            <text:p>6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 office:value-type="float" office:value="80">
            <text:p>80</text:p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100">
            <text:p>100</text:p>
          </table:table-cell>
          <table:table-cell table:style-name="ce78" table:formula="of:=IF([.S143]=0;&quot;&quot;;[.S144])" office:value-type="float" office:value="90">
            <text:p>9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 office:value-type="float" office:value="110">
            <text:p>110</text:p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2">
            <text:p>2</text:p>
          </table:table-cell>
          <table:table-cell table:formula="of:=IF(LOWER([.Q107])=&quot;c&quot;;[.P115]+1;[.P115])" office:value-type="float" office:value="2">
            <text:p>2</text:p>
          </table:table-cell>
          <table:table-cell table:formula="of:=IF(LOWER([.R107])=&quot;c&quot;;[.Q115]+1;[.Q115])" office:value-type="float" office:value="3">
            <text:p>3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20">
            <text:p>2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80">
            <text:p>8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100">
            <text:p>10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110">
            <text:p>110</text:p>
          </table:table-cell>
          <table:table-cell table:formula="of:=[.U144]+[.V143]" office:value-type="float" office:value="110">
            <text:p>110</text:p>
          </table:table-cell>
          <table:table-cell table:formula="of:=[.V144]+[.W143]" office:value-type="float" office:value="110">
            <text:p>110</text:p>
          </table:table-cell>
          <table:table-cell table:formula="of:=[.W144]+[.X143]" office:value-type="float" office:value="110">
            <text:p>110</text:p>
          </table:table-cell>
          <table:table-cell table:formula="of:=[.X144]+[.Y143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true">
            <text:p>TRU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true">
            <text:p>TRU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true">
            <text:p>TRU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1">
            <text:p>1</text:p>
          </table:table-cell>
          <table:table-cell table:style-name="ce81" table:formula="of:=IF(OR([.U$45];[.U$96];[.U$147];[.U$148];[.U$149];[.U$151];[.U$155]);1;0)" office:value-type="float" office:value="1">
            <text:p>1</text:p>
          </table:table-cell>
          <table:table-cell table:style-name="ce81" table:formula="of:=IF(OR([.V$45];[.V$96];[.V$147];[.V$148];[.V$149];[.V$151];[.V$155]);1;0)" office:value-type="float" office:value="1">
            <text:p>1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true">
            <text:p>TRU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true">
            <text:p>TRU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true">
            <text:p>TRU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5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4:41:58.79</meta:creation-date>
    <meta:editing-duration>PT25M15S</meta:editing-duration>
    <meta:editing-cycles>12</meta:editing-cycles>
    <meta:generator>OpenOffice/4.1.6$Win32 OpenOffice.org_project/416m1$Build-9790</meta:generator>
    <meta:initial-creator>CMD CMD</meta:initial-creator>
    <dc:date>2019-10-26T15:07:16.33</dc:date>
    <dc:creator>CMD CMD</dc:creator>
    <meta:document-statistic meta:table-count="5" meta:cell-count="4332" meta:object-count="0"/>
  </office:meta>
</office:document-meta>
</file>